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215F3DC22C2A3E3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8pt" officeooo:rsid="00088fa2" style:font-size-asian="7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<text:span text:style-name="T3">Poder pillarte nada. No se lo digas a nadie pero ¡hoy justo he visto cómo ellos estaban</text:span>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215F3DC22C2A3E37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46:27.018932787</dc:date>
    <meta:editing-cycles>15</meta:editing-cycles>
    <meta:editing-duration>PT34M50S</meta:editing-duration>
    <meta:document-statistic meta:table-count="0" meta:image-count="1" meta:object-count="0" meta:page-count="1" meta:paragraph-count="21" meta:word-count="37" meta:character-count="160" meta:non-whitespace-character-count="125"/>
    <meta:template xlink:type="simple" xlink:actuate="onRequest" xlink:title="" xlink:href="Normal.dotm"/>
  </office:meta>
</office:document-meta>
</file>